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-block target group</text:p>
      <text:p text:style-name="Standard"/>
      <text:p text:style-name="Standard"/>
      <text:list text:style-name="L1">
        <text:list-item>
          <text:p text:style-name="P1">Learner <text:s/>Student, College, Universities, <text:s/>Hobbies</text:p>
        </text:list-item>
        <text:list-item>
          <text:p text:style-name="P1">Developer</text:p>
          <text:list>
            <text:list-item>
              <text:p text:style-name="P1">Fast <text:s/>time to development</text:p>
            </text:list-item>
            <text:list-item>
              <text:p text:style-name="P1">Low volumn project</text:p>
            </text:list-item>
            <text:list-item>
              <text:p text:style-name="P1">Upgradable product ( New CPU, New pheripheral). Mix with FPGA or CPLD module </text:p>
            </text:list-item>
          </text:list>
        </text:list-item>
        <text:list-item>
          <text:p text:style-name="P1">Consumer </text:p>
          <text:list>
            <text:list-item>
              <text:p text:style-name="P1">Edutainment <text:s text:c="2"/>E-bot <text:s text:c="2"/>( Lego robot, Tamiya)</text:p>
            </text:list-item>
            <text:list-item>
              <text:p text:style-name="P1">etc...</text:p>
              <text:p text:style-name="P1"/>
              <text:p text:style-name="P1"><text:s/></text:p>
            </text:list-item>
          </text:list>
        </text:list-item>
      </text:list>
      <text:p text:style-name="Standard">E-block road map</text:p>
      <text:list text:style-name="L2">
        <text:list-item>
          <text:p text:style-name="P2">Mix with FPGA for reconfiguration device</text:p>
          <text:list>
            <text:list-item>
              <text:p text:style-name="P2">Need protocal for fast and simple connections</text:p>
            </text:list-item>
          </text:list>
        </text:list-item>
        <text:list-item>
          <text:p text:style-name="P2">Add more advance module (Wifi, LAN, GPS, edge)</text:p>
        </text:list-item>
        <text:list-item>
          <text:p text:style-name="P2">Open process and Open courseware for complete Open embedded process</text:p>
        </text:list-item>
        <text:list-item>
          <text:p text:style-name="P2"/>
        </text:list-item>
      </text:list>
      <text:p text:style-name="Standard"/>
      <text:p text:style-name="Standard"/>
      <text:p text:style-name="Standard">E-block promotion</text:p>
      <text:list text:style-name="L3">
        <text:list-item>
          <text:p text:style-name="P3">Promote through Universities teacher <text:s/>TU and KMITL as a start</text:p>
        </text:list-item>
        <text:list-item>
          <text:p text:style-name="P3">Promote through SE-ED</text:p>
        </text:list-item>
        <text:list-item>
          <text:p text:style-name="P3">Promote through Professor at Cornell</text:p>
        </text:list-item>
        <text:list-item>
          <text:p text:style-name="P3">Promote through SE-MI magazine article writer</text:p>
        </text:list-item>
        <text:list-item>
          <text:p text:style-name="P3">Through <text:s/>AVRFREAK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18T15:05:19</meta:creation-date>
    <dc:date>2007-07-19T12:29:52</dc:date>
    <dc:language>en-US</dc:language>
    <meta:editing-cycles>4</meta:editing-cycles>
    <meta:editing-duration>PT1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03" meta:character-count="668"/>
  </office:meta>
</office:document-meta>
</file>